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333333" style:font-name="Helvetica Neue" fo:font-size="10.5pt" fo:letter-spacing="normal" fo:font-style="normal" fo:font-weight="normal" officeooo:paragraph-rsid="00129dad"/>
    </style:style>
    <style:style style:name="P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333333" style:font-name="Helvetica Neue" fo:font-size="10.5pt" fo:letter-spacing="normal" fo:font-style="normal" fo:font-weight="normal" officeooo:paragraph-rsid="00129dad"/>
    </style:style>
    <style:style style:name="P5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333333" style:font-name="Helvetica Neue" fo:font-size="10.5pt" fo:letter-spacing="normal" fo:font-style="normal" fo:font-weight="normal" officeooo:rsid="00129dad" officeooo:paragraph-rsid="00129dad"/>
    </style:style>
    <style:style style:name="P6" style:family="paragraph" style:parent-style-name="Text_20_body" style:list-style-name="L2">
      <loext:graphic-properties draw:fill="solid" draw:fill-color="#337ab7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337ab7" fo:padding="0in" fo:border="none"/>
      <style:text-properties fo:font-variant="normal" fo:text-transform="none" fo:color="#ffffff" style:font-name="Helvetica Neue" fo:font-size="10.5pt" fo:letter-spacing="normal" fo:font-style="normal" fo:font-weight="normal"/>
    </style:style>
    <style:style style:name="P7" style:family="paragraph" style:parent-style-name="Text_20_body" style:list-style-name="L3">
      <loext:graphic-properties draw:fill="solid" draw:fill-color="#337ab7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337ab7" fo:padding="0in" fo:border="none"/>
      <style:text-properties fo:font-variant="normal" fo:text-transform="none" fo:color="#ffffff" style:font-name="Helvetica Neue" fo:font-size="10.5pt" fo:letter-spacing="normal" fo:font-style="normal" fo:font-weight="normal" officeooo:paragraph-rsid="00129dad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officeooo:rsid="00129dad"/>
    </style:style>
    <text:list-style style:name="L1">
      <text:list-level-style-bullet text:level="1" text:style-name="Bullet_20_Symbols" style:num-suffix="." text:bullet-char="•">
        <style:list-level-properties text:space-before="0.1043in" text:min-label-width="-0.10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043in" text:min-label-width="-0.1043in"/>
      </text:list-level-style-bullet>
      <text:list-level-style-bullet text:level="2" text:style-name="Bullet_20_Symbols" style:num-suffix="." text:bullet-char="•">
        <style:list-level-properties text:space-before="0.2083in" text:min-label-width="-0.2083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043in" text:min-label-width="-0.10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97097397255297603" text:style-name="L1">
        <text:list-header>
          <text:p text:style-name="P1"/>
        </text:list-header>
      </text:list>
      <text:list xml:id="list1412364078960569064" text:style-name="L3">
        <text:list-item>
          <text:p text:style-name="P7">Working with APIs</text:p>
          <text:list>
            <text:list-item>
              <text:p text:style-name="P3">API Documentation</text:p>
            </text:list-item>
            <text:list-item>
              <text:p text:style-name="P3">Get to know your API</text:p>
            </text:list-item>
            <text:list-item>
              <text:p text:style-name="P3">Our first API call</text:p>
            </text:list-item>
            <text:list-item>
              <text:p text:style-name="P3">Processing the response</text:p>
            </text:list-item>
            <text:list-item>
              <text:p text:style-name="P3">Passing parameters</text:p>
            </text:list-item>
            <text:list-item>
              <text:p text:style-name="P3">API Exercise</text:p>
            </text:list-item>
          </text:list>
        </text:list-item>
      </text:list>
      <text:p text:style-name="P4"/>
      <text:list xml:id="list82536297408983" text:continue-numbering="true" text:style-name="L3">
        <text:list-item>
          <text:p text:style-name="P7"><text:bookmark text:name="tocify-header22"/>W<text:span text:style-name="T2">eb Scraping</text:span></text:p>
          <text:list>
            <text:list-item>
              <text:p text:style-name="P5">Select the starting page</text:p>
            </text:list-item>
            <text:list-item>
              <text:p text:style-name="P5">Identify elements of interest</text:p>
            </text:list-item>
            <text:list-item>
              <text:p text:style-name="P5">Extract elements of interest</text:p>
            </text:list-item>
            <text:list-item>
              <text:p text:style-name="P3"><text:span text:style-name="T2">If the elements of interest are links, follow them and repea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8:18:09.381490119</meta:creation-date>
    <dc:date>2017-01-18T08:25:34.869125457</dc:date>
    <meta:editing-duration>PT7M27S</meta:editing-duration>
    <meta:editing-cycles>2</meta:editing-cycles>
    <meta:generator>LibreOffice/5.2.4.2.0$Linux_X86_64 LibreOffice_project/20m0$Build-2</meta:generator>
    <meta:document-statistic meta:table-count="0" meta:image-count="0" meta:object-count="0" meta:page-count="1" meta:paragraph-count="13" meta:word-count="59" meta:character-count="292" meta:non-whitespace-character-count="258"/>
  </office:meta>
</office:document-meta>
</file>